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fo:font-size="6pt" officeooo:paragraph-rsid="002cf823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2b869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f9ff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size="11pt" officeooo:paragraph-rsid="0032b869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3dc5f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size="11pt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paragraph-rsid="003bea1d" style:text-blinking="false" fo:background-color="transparen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5cf74" officeooo:paragraph-rsid="0037474c" style:text-blinking="false" fo:background-color="transparen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officeooo:rsid="003b1b5b" officeooo:paragraph-rsid="003b1b5b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paragraph-rsid="0035cf74" style:text-blinking="false" fo:background-color="transparent"/>
    </style:style>
    <style:style style:name="P13" style:family="paragraph" style:parent-style-name="Footnote">
      <style:paragraph-properties fo:margin-left="0cm" fo:margin-right="0cm" fo:text-indent="0cm" style:auto-text-indent="false"/>
      <style:text-properties fo:font-variant="normal" fo:text-transform="none" style:text-position="0% 100%" fo:font-size="6pt" fo:font-style="normal" style:text-underline-style="none" fo:font-weight="normal" officeooo:paragraph-rsid="002cf823" style:font-size-asian="6pt" style:font-size-complex="6pt"/>
    </style:style>
    <style:style style:name="P14" style:family="paragraph" style:parent-style-name="Footnote">
      <style:text-properties fo:font-variant="normal" fo:text-transform="none" style:text-position="0% 100%" fo:font-size="6pt" fo:font-style="normal" style:text-underline-style="none" fo:font-weight="normal" officeooo:paragraph-rsid="002cf823" style:font-size-asian="6pt" style:font-size-complex="6pt"/>
    </style:style>
    <style:style style:name="P15" style:family="paragraph" style:parent-style-name="Footnote">
      <style:paragraph-properties fo:text-align="justify" style:justify-single-word="false"/>
      <style:text-properties fo:font-variant="normal" fo:text-transform="none" style:text-position="0% 100%" fo:font-size="6pt" fo:font-style="normal" style:text-underline-style="none" fo:font-weight="normal" officeooo:paragraph-rsid="00204c20" style:font-size-asian="6pt" style:font-size-complex="6pt"/>
    </style:style>
    <style:style style:name="P16" style:family="paragraph" style:parent-style-name="Footnote">
      <style:paragraph-properties fo:text-align="start" style:justify-single-word="false"/>
      <style:text-properties fo:font-size="6pt" officeooo:paragraph-rsid="002163b4" style:font-size-asian="6pt" style:font-size-complex="6pt"/>
    </style:style>
    <style:style style:name="T1" style:family="text">
      <style:text-properties fo:font-variant="normal" fo:text-transform="none" style:text-position="0% 100%" fo:font-style="normal" style:text-underline-style="none" fo:font-weight="normal"/>
    </style:style>
    <style:style style:name="T2" style:family="text">
      <style:text-properties fo:font-variant="normal" fo:text-transform="none" style:text-position="0% 100%" fo:font-style="italic" style:text-underline-style="none" fo:font-weight="normal" style:font-style-asian="italic" style:font-style-complex="italic"/>
    </style:style>
    <style:style style:name="T3" style:family="text">
      <style:text-properties fo:font-variant="normal" fo:text-transform="none" style:text-position="0% 100%" fo:font-style="italic" style:text-underline-style="none" fo:font-weight="normal" officeooo:rsid="002163b4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87d86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1b0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b869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4c27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bea1d" style:text-blinking="false" fo:background-color="transparent" loext:char-shading-value="0"/>
    </style:style>
    <style:style style:name="T10" style:family="text">
      <style:text-properties officeooo:rsid="00282542"/>
    </style:style>
    <style:style style:name="T11" style:family="text">
      <style:text-properties fo:font-weight="normal"/>
    </style:style>
    <style:style style:name="T12" style:family="text">
      <style:text-properties fo:font-weight="normal" officeooo:rsid="003a6560"/>
    </style:style>
    <style:style style:name="T13" style:family="text">
      <style:text-properties fo:font-weight="normal" officeooo:rsid="003b1b5b"/>
    </style:style>
    <style:style style:name="T14" style:family="text">
      <style:text-properties officeooo:rsid="0031c459"/>
    </style:style>
    <style:style style:name="T15" style:family="text">
      <style:text-properties officeooo:rsid="0032b869"/>
    </style:style>
    <style:style style:name="T16" style:family="text">
      <style:text-properties officeooo:rsid="0033dc5f"/>
    </style:style>
    <style:style style:name="T17" style:family="text">
      <style:text-properties officeooo:rsid="0034c272"/>
    </style:style>
    <style:style style:name="T18" style:family="text">
      <style:text-properties fo:color="#ff6600" officeooo:rsid="0034c272"/>
    </style:style>
    <style:style style:name="T19" style:family="text">
      <style:text-properties fo:color="#ff6600" officeooo:rsid="0034cf25"/>
    </style:style>
    <style:style style:name="T20" style:family="text">
      <style:text-properties fo:color="#ff6600" officeooo:rsid="003579ae"/>
    </style:style>
    <style:style style:name="T21" style:family="text">
      <style:text-properties fo:color="#ff6600" officeooo:rsid="0035cf74"/>
    </style:style>
    <style:style style:name="T22" style:family="text">
      <style:text-properties fo:color="#ff6600" officeooo:rsid="003bea1d"/>
    </style:style>
    <style:style style:name="T23" style:family="text">
      <style:text-properties officeooo:rsid="0034cf25"/>
    </style:style>
    <style:style style:name="T24" style:family="text">
      <style:text-properties officeooo:rsid="0037474c"/>
    </style:style>
    <style:style style:name="T25" style:family="text">
      <style:text-properties officeooo:rsid="003a6560"/>
    </style:style>
    <style:style style:name="T26" style:family="text">
      <style:text-properties officeooo:rsid="003a6560" fo:background-color="#ff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d9563954-3bf5-1e43-32ee-80ea9bca29fb"/>Fundamentação SHA-3 baixo consumo</text:p>
      <text:p text:style-name="P8"/>
      <text:p text:style-name="P4">A necessidade de avanços na segurança computacional é algo inerente ao desenvolvimento tecnológico. As funções de hash criptográfico<text:span text:style-name="T15">(SHA)</text:span> são uma das formas mais seguras de proteção da informação. Sendo essas <text:span text:style-name="T10">funções </text:span>alvo<text:span text:style-name="T10">s</text:span> de estudos e tentativas de quebras. Alguns exemplos que sofreram quebra são MD5<text:note text:id="ftn1" text:note-class="footnote"><text:note-citation>1</text:note-citation><text:note-body><text:p text:style-name="P16"><text:span text:style-name="T2">J</text:span><text:span text:style-name="T3">ARVINEN</text:span><text:span text:style-name="T2">, </text:span><text:span text:style-name="T3">Kimmo; </text:span><text:span text:style-name="T2">T</text:span><text:span text:style-name="T3">OMMISKA</text:span><text:span text:style-name="T2">, </text:span><text:span text:style-name="T3">Matti; </text:span><text:span text:style-name="T2">S</text:span><text:span text:style-name="T3">KYTTA</text:span><text:span text:style-name="T2">, </text:span><text:span text:style-name="T3">Jorma. </text:span><text:span text:style-name="T2">Hardware Implementation Analysis of the MD5 Hash Algorithm. </text:span><text:span text:style-name="T3">A</text:span><text:span text:style-name="T1">cessado 24 de maio de 2017, https://www.computer.org/csdl/proceedings/hicss/2005/2268/09/22680298a.pdf.</text:span></text:p></text:note-body></text:note> e SHA-1<text:note text:id="ftn2" text:note-class="footnote"><text:note-citation>2</text:note-citation><text:note-body><text:p text:style-name="P15">“FIPS 180-1 – Secure Hash Standard”, acessado 24 de maio de 2017, <text:a xlink:type="simple" xlink:href="http://cpansearch.perl.org/src/GAAS/Digest-SHA1-2.13/fip180-1.html" text:style-name="Internet_20_link" text:visited-style-name="Visited_20_Internet_20_Link">http://cpansearch.perl.org/src/GAAS/Digest-SHA1-2.13/fip180-1.html</text:a>.</text:p></text:note-body></text:note>. Atualmente a função que domina as aplicações é a família de algoritmos SHA-2<text:note text:id="ftn3" text:note-class="footnote"><text:note-citation>3</text:note-citation><text:note-body><text:p text:style-name="P13"><text:s text:c="9"/>“FIPS 180-2, Secure Hash Standard (superseded Feb. 25, 2004) - fips180-2.pdf”, acessado 24 de maio de 2017, http://csrc.nist.gov/publications/fips/fips180-2/fips180-2.pdf.</text:p></text:note-body></text:note>.</text:p>
      <text:p text:style-name="P5"><text:span text:style-name="T5"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, vencendo 63 outros algoritmos, que passou a ser o novo padrão SHA-3</text:span><text:span text:style-name="T5"><text:note text:id="ftn4" text:note-class="footnote"><text:note-citation>4</text:note-citation><text:note-body><text:p text:style-name="P14">“SHA-3 Standard: <text:s/>Permutation-Based Hash and <text:s/>Extendable-Output Functions”, acessado 24 de maio de 2017, http://nvlpubs.nist.gov/nistpubs/FIPS/NIST.FIPS.202.pdf.</text:p></text:note-body></text:note></text:span><text:span text:style-name="T5">. </text:span><text:span text:style-name="T6">O algoritmo Keccak </text:span><text:span text:style-name="T7">destacou-se</text:span><text:span text:style-name="T6"> devido as suas qualidades únicas, o seu design elegante e sua capacidade de funcionar bem em muitos dispositivos de computação diferentes, tendo </text:span><text:span text:style-name="T7">melhor</text:span><text:span text:style-name="T6"> desempenho em hardware do que <text:s/></text:span><text:span text:style-name="T9">o </text:span><text:span text:style-name="T6">SHA-2 ou qualquer um dos outros finalistas. Este concurso </text:span><text:span text:style-name="T8">incentivou</text:span><text:span text:style-name="T6"> o desenvolvimento de algoritmos SHA-3 baseados </text:span><text:span text:style-name="T7">em alguns de seus </text:span><text:span text:style-name="T6">finalistas: </text:span><text:span text:style-name="T7">BLAKE, Grøstl e Keccak, por exemplo.</text:span><text:span text:style-name="T6"> </text:span></text:p>
      <text:p text:style-name="P2"><text:span text:style-name="T15">No</text:span> <text:span text:style-name="T15">livro</text:span>, Computers and Electrical Engineering<text:note text:id="ftn5" text:note-class="footnote"><text:note-citation>5</text:note-citation><text:note-body><text:p text:style-name="P1">K<text:span text:style-name="T14">UNDI</text:span>, Dur-E-Shahwar; A<text:span text:style-name="T14">ZIZ</text:span>, Arshad. Computers and Electrical Engineering, October 2016, Vol.55, pp.138-152.</text:p></text:note-body></text:note>, <text:span text:style-name="T14"><text:s/>é </text:span>apresent<text:span text:style-name="T17">ado</text:span> dois algoritmos SHA-3 em FPGA usando processamento digital de imagem(DSP), o primeiro núcleo SHA-3 compacto baseado em DSP é projetado para ambientes restritos de área enquanto o segundo núcleo SHA-3, o outro núcleo de 1600 bits é fornecido para aplicações de alta velocidade. A <text:span text:style-name="T16">FPGA</text:span> utilizada foi a Xilinx UltraScale DSP48 slice.</text:p>
      <text:p text:style-name="P6"><text:tab/>Os dois projetos propostos de SHA-3 foram implementados e testados usando Xilinx Vivado 2014.4 segmentando <text:span text:style-name="T16">em </text:span>fatias de DSP <text:span text:style-name="T16">com </text:span>48 <text:span text:style-name="T16">bits na</text:span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p>
      <text:p text:style-name="P3"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9"><text:bookmark text:name="docs-internal-guid-99a23a8a-404a-cb85-f7ab-132ce6032f5c"/>Jayanti Sharma <text:span text:style-name="T17">em </text:span><text:span text:style-name="T18">(</text:span><text:a xlink:type="simple" xlink:href="http://ieeexplore.ieee.org/stamp/stamp.jsp?tp=&amp;arnumber=7839059" text:style-name="Internet_20_link" text:visited-style-name="Visited_20_Internet_20_Link"><text:span text:style-name="T21">http://ieeexplore.ieee.org/stamp/stamp.jsp?tp=&amp;arnumber=7839059</text:span></text:a><text:span text:style-name="T18">)</text:span><text:span text:style-name="T17"> implementa em Virtex-7 (FPGA) duas técnicas para melhorias tanto de desempenho, quanto de eficiência energética do algoritmo de hash (SHA-3). Sendo elas Pipelined </text:span><text:span text:style-name="T19">(</text:span><text:a xlink:type="simple" xlink:href="http://ieeexplore.ieee.org/stamp/stamp.jsp?tp=&amp;arnumber=7181868" text:style-name="Internet_20_link" text:visited-style-name="Visited_20_Internet_20_Link"><text:span text:style-name="T20">http://ieeexplo</text:span></text:a><text:a xlink:type="simple" xlink:href="http://ieeexplore.ieee.org/stamp/stamp.jsp?tp=&amp;arnumber=7181868" text:style-name="Internet_20_link" text:visited-style-name="Visited_20_Internet_20_Link"><text:span text:style-name="T22">low power SHA-3</text:span></text:a><text:a xlink:type="simple" xlink:href="http://ieeexplore.ieee.org/stamp/stamp.jsp?tp=&amp;arnumber=7181868" text:style-name="Internet_20_link" text:visited-style-name="Visited_20_Internet_20_Link"><text:span text:style-name="T20">re.ieee.org/stamp/stamp.jsp?tp=&amp;arnumber=7181868</text:span></text:a><text:span text:style-name="T19">)</text:span><text:span text:style-name="T23"> em que é aplicado registradores entre os blocos de mapeamentos do hash, e clock gating</text:span><text:span text:style-name="T19">(</text:span><text:a xlink:type="simple" xlink:href="http://www.mpedram.com/Papers/clockgating-journal.pdf" text:style-name="Internet_20_link" text:visited-style-name="Visited_20_Internet_20_Link"><text:span text:style-name="T20">http://www.mpedram.com/Papers/clockgating-journal.pdf</text:span></text:a><text:span text:style-name="T23">) implementando um Lath baseado em clock gating habilitando assim o sinal de clock somente quando necessário.</text:span></text:p>
      <text:p text:style-name="P12"/>
      <text:p text:style-name="P10"><text:soft-page-break/>Com tais melhorias obteve-se uma elevação em desempenho saindo de 0.618MHz para 581MHz, <text:span text:style-name="T24">dalay de 1617 ns(nano segundos) para 1.718 ns(nano segundos) embora o consumo total tenha aumento de 0.337W para 0.411W. Dai a técnica de clock gating entra em ação, reduzindo esse consumo total para 0.362W. Mesmo que, ao final do projeto o consumo energético tenha aumentado em relação ao projeto original, por outro lado o desempenho teve um enorme salto de <text:s/></text:span>0.618MHz <text:span text:style-name="T24">para <text:s/></text:span>581MHz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/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31:27.601699196</meta:creation-date>
    <dc:date>2017-05-25T15:41:08.371779629</dc:date>
    <meta:editing-duration>PT1H4M56S</meta:editing-duration>
    <meta:editing-cycles>12</meta:editing-cycles>
    <meta:generator>LibreOffice/5.0.6.2$Linux_X86_64 LibreOffice_project/00$Build-2</meta:generator>
    <meta:document-statistic meta:table-count="0" meta:image-count="0" meta:object-count="0" meta:page-count="2" meta:paragraph-count="13" meta:word-count="601" meta:character-count="4263" meta:non-whitespace-character-count="3657"/>
    <meta:user-defined meta:name="ZOTERO_BREF_Hy1OYvhF5mFm_1"/>
    <meta:user-defined meta:name="ZOTERO_BREF_K0LzOczTffZ4_1"/>
    <meta:user-defined meta:name="ZOTERO_PREF_1">&lt;data data-version="3" zotero-version="4.0.29.19"&gt;&lt;session id="cCJJE6yG"/&gt;&lt;style id="http://www.zotero.org/styles/chicago-fullnote-bibliography" locale="pt-BR" hasBibliography="1" bibliographyStyleHasBeenSet="0"/&gt;&lt;prefs&gt;&lt;pref name="fieldType" value="Refer</meta:user-defined>
    <meta:user-defined meta:name="ZOTERO_PREF_2">enceMark"/&gt;&lt;pref name="storeReferences" value="true"/&gt;&lt;pref name="automaticJournalAbbreviations" value="true"/&gt;&lt;pref name="noteType" value="1"/&gt;&lt;/prefs&gt;&lt;/data&gt;</meta:user-defined>
  </office:meta>
</office:document-meta>
</file>